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31ED82B29A941CAA30.png" manifest:media-type="image/png"/>
  <manifest:file-entry manifest:full-path="Pictures/1000000000000131000000A57E6510DD4D44D35D.png" manifest:media-type="image/png"/>
  <manifest:file-entry manifest:full-path="Pictures/1000000000000115000000B6DEB0D27596DC71F7.png" manifest:media-type="image/png"/>
  <manifest:file-entry manifest:full-path="Pictures/10000000000000E1000000E1FD2612811E287EF6.png" manifest:media-type="image/png"/>
  <manifest:file-entry manifest:full-path="Pictures/100000000000016A0000008B72102167E5A8AA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6cm, 0.456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633cm" svg:height="2.636cm" svg:x="8.019cm" svg:y="15.191cm">
          <draw:image xlink:href="Pictures/100000000000016A0000008B72102167E5A8AAF2.png" xlink:type="simple" xlink:show="embed" xlink:actuate="onLoad" draw:mime-type="image/png">
            <text:p/>
          </draw:image>
        </draw:frame>
        <draw:frame draw:style-name="gr2" draw:text-style-name="P2" draw:layer="layout" svg:width="3.221cm" svg:height="3.221cm" svg:x="9.844cm" svg:y="5.081cm">
          <draw:image xlink:href="Pictures/10000000000000E1000000E1FD2612811E287EF6.png" xlink:type="simple" xlink:show="embed" xlink:actuate="onLoad" draw:mime-type="image/png">
            <text:p/>
          </draw:image>
        </draw:frame>
        <draw:frame draw:style-name="gr1" draw:text-style-name="P1" draw:layer="layout" svg:width="6.285cm" svg:height="4.127cm" svg:x="7.985cm" svg:y="1.317cm">
          <draw:image xlink:href="Pictures/1000000000000115000000B6DEB0D27596DC71F7.png" xlink:type="simple" xlink:show="embed" xlink:actuate="onLoad" draw:mime-type="image/png">
            <text:p/>
          </draw:image>
        </draw:frame>
        <draw:frame draw:style-name="gr2" draw:text-style-name="P2" draw:layer="layout" svg:width="3.221cm" svg:height="3.221cm" svg:x="9.572cm" svg:y="11.795cm">
          <draw:image xlink:href="Pictures/10000000000000E1000000E1FD2612811E287EF6.png" xlink:type="simple" xlink:show="embed" xlink:actuate="onLoad" draw:mime-type="image/png">
            <text:p/>
          </draw:image>
        </draw:frame>
        <draw:frame draw:style-name="gr1" draw:text-style-name="P1" draw:layer="layout" svg:width="7.252cm" svg:height="3.923cm" svg:x="7.718cm" svg:y="7.985cm">
          <draw:image xlink:href="Pictures/1000000000000131000000A57E6510DD4D44D35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21.59cm" svg:height="20.271cm" svg:x="-0.07cm" svg:y="-0.051cm">
          <draw:image xlink:href="Pictures/100000010000025800000231ED82B29A941CAA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7T15:12:25.493743457</meta:creation-date>
    <dc:date>2022-10-17T15:23:50.293746496</dc:date>
    <meta:editing-duration>PT7M51S</meta:editing-duration>
    <meta:editing-cycles>3</meta:editing-cycles>
    <meta:generator>LibreOffice/7.3.6.2$Linux_X86_64 LibreOffice_project/30$Build-2</meta:generator>
    <meta:document-statistic meta:object-count="6"/>
  </office:meta>
</office:document-meta>
</file>